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idUnit.integrateCompetingBorder( int side , ConditionalBorder competitor , boolean withNormal , boolean withLeadingTrailing , boolean withR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idUnit.getBorderAfter( int whi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idUnit.GridUnit( TableCell cell , int colSpanIndex , int rowSpa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idUnit.is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setBorders( Table t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Unit.setRow( Table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setBordersFromCe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ridUni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integrateBorderSegment( int side , BorderSpecification seg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idUnit.setFlag( int which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Unit.getBorderBefore( int whi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idUnit.GridUnit( Table table , int colSpanIndex , int rowSpa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idUnit.ge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integrateBorderSegment( int side , TableFObj parent , boolean withNormal , boolean withLeadingTrailing , boolean withR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idUnit.isLastGridUnitCol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GridUnit( PrimaryGridUnit primary , int colSpanIndex , int rowSpa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idUnit.getColSpan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getRowSpan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resolveBorder( GridUnit other , int si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idUnit.getFlag( int whi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getBorder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isLastGridUnitRow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getBorder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toStrin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ridUnit.setFlag( int whi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integrateBorderSegment( int side , TableFObj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idUnit.get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get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Unit.GridUnit( int colSpanIndex , int rowSpa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